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!/usr/bin/env python3</text:p>
      <text:p text:style-name="Standard"/>
      <text:p text:style-name="Standard">import math</text:p>
      <text:p text:style-name="Standard">import numpy as np</text:p>
      <text:p text:style-name="Standard"/>
      <text:p text:style-name="Standard">from cereal import messaging, car</text:p>
      <text:p text:style-name="Standard">from openpilot.common.realtime import DT_CTRL, Ratekeeper</text:p>
      <text:p text:style-name="Standard">from openpilot.common.params import Params</text:p>
      <text:p text:style-name="Standard">from openpilot.common.swaglog import cloudlog</text:p>
      <text:p text:style-name="Standard">from openpilot.selfdrive.controls.lib.vehicle_model import VehicleModel</text:p>
      <text:p text:style-name="Standard"/>
      <text:p text:style-name="Standard">LongCtrlState = car.CarControl.Actuators.LongControlState</text:p>
      <text:p text:style-name="Standard">MAX_LAT_ACCEL = 2.5</text:p>
      <text:p text:style-name="Standard"/>
      <text:p text:style-name="Standard"/>
      <text:p text:style-name="Standard">def joystickd_thread():</text:p>
      <text:p text:style-name="Standard"><text:s text:c="2"/>params = Params()</text:p>
      <text:p text:style-name="Standard"><text:s text:c="2"/>cloudlog.info("joystickd is waiting for CarParams")</text:p>
      <text:p text:style-name="Standard"><text:s text:c="2"/>CP = messaging.log_from_bytes(params.get("CarParams", block=True), car.CarParams)</text:p>
      <text:p text:style-name="Standard"><text:s text:c="2"/>VM = VehicleModel(CP)</text:p>
      <text:p text:style-name="Standard"/>
      <text:p text:style-name="Standard"><text:s text:c="2"/>sm = messaging.SubMaster(['carState', 'onroadEvents', 'liveParameters', 'selfdriveState', 'testJoystick'], frequency=1. / DT_CTRL)</text:p>
      <text:p text:style-name="Standard"><text:s text:c="2"/>pm = messaging.PubMaster(['carControl', 'controlsState'])</text:p>
      <text:p text:style-name="Standard"/>
      <text:p text:style-name="Standard"><text:s text:c="2"/>rk = Ratekeeper(100, print_delay_threshold=None)</text:p>
      <text:p text:style-name="Standard"><text:s text:c="2"/>while 1:</text:p>
      <text:p text:style-name="Standard"><text:s text:c="4"/>sm.update(0)</text:p>
      <text:p text:style-name="Standard"/>
      <text:p text:style-name="Standard"><text:s text:c="4"/>cc_msg = messaging.new_message('carControl')</text:p>
      <text:p text:style-name="Standard"><text:s text:c="4"/>cc_msg.valid = True</text:p>
      <text:p text:style-name="Standard"><text:s text:c="4"/>CC = cc_msg.carControl</text:p>
      <text:p text:style-name="Standard"><text:s text:c="4"/>CC.enabled = sm['selfdriveState'].enabled</text:p>
      <text:p text:style-name="Standard"><text:s text:c="4"/>CC.latActive = sm['selfdriveState'].active and not sm['carState'].steerFaultTemporary and not sm['carState'].steerFaultPermanent</text:p>
      <text:p text:style-name="Standard"><text:s text:c="4"/>CC.longActive = CC.enabled and not any(e.overrideLongitudinal for e in sm['onroadEvents']) and CP.openpilotLongitudinalControl</text:p>
      <text:p text:style-name="Standard"><text:s text:c="4"/>CC.cruiseControl.cancel = sm['carState'].cruiseState.enabled and (not CC.enabled or not CP.pcmCruise)</text:p>
      <text:p text:style-name="Standard"><text:s text:c="4"/>CC.hudControl.leadDistanceBars = 2</text:p>
      <text:p text:style-name="Standard"/>
      <text:p text:style-name="Standard"><text:s text:c="4"/>actuators = CC.actuators</text:p>
      <text:p text:style-name="Standard"/>
      <text:p text:style-name="Standard"><text:s text:c="4"/># reset joystick if it hasn't been received in a while</text:p>
      <text:p text:style-name="Standard"><text:s text:c="4"/>should_reset_joystick = sm.recv_frame['testJoystick'] == 0 or (sm.frame - sm.recv_frame['testJoystick'])*DT_CTRL &gt; 0.2</text:p>
      <text:p text:style-name="Standard"/>
      <text:p text:style-name="Standard"><text:s text:c="4"/>if not should_reset_joystick:</text:p>
      <text:p text:style-name="Standard"><text:s text:c="6"/>joystick_axes = sm['testJoystick'].axes</text:p>
      <text:p text:style-name="Standard"><text:soft-page-break/><text:s text:c="4"/>else:</text:p>
      <text:p text:style-name="Standard"><text:s text:c="6"/>joystick_axes = [0.0, 0.0]</text:p>
      <text:p text:style-name="Standard"/>
      <text:p text:style-name="Standard"><text:s text:c="4"/>if CC.longActive:</text:p>
      <text:p text:style-name="Standard"><text:s text:c="6"/>actuators.accel = 4.0 * float(np.clip(joystick_axes[0], -1, 1))</text:p>
      <text:p text:style-name="Standard"><text:s text:c="6"/>actuators.longControlState = LongCtrlState.pid if sm['carState'].vEgo &gt; CP.vEgoStopping else LongCtrlState.stopping</text:p>
      <text:p text:style-name="Standard"/>
      <text:p text:style-name="Standard"><text:s text:c="4"/>if CC.latActive:</text:p>
      <text:p text:style-name="Standard"><text:s text:c="6"/>max_curvature = MAX_LAT_ACCEL / max(sm['carState'].vEgo ** 2, 5)</text:p>
      <text:p text:style-name="Standard"><text:s text:c="6"/>max_angle = math.degrees(VM.get_steer_from_curvature(max_curvature, sm['carState'].vEgo, sm['liveParameters'].roll))</text:p>
      <text:p text:style-name="Standard"/>
      <text:p text:style-name="Standard"><text:s text:c="6"/>actuators.steer = float(np.clip(joystick_axes[1], -1, 1))</text:p>
      <text:p text:style-name="Standard"><text:s text:c="6"/>actuators.steeringAngleDeg, actuators.curvature = actuators.steer * max_angle, actuators.steer * -max_curvature</text:p>
      <text:p text:style-name="Standard"/>
      <text:p text:style-name="Standard"><text:s text:c="4"/>pm.send('carControl', cc_msg)</text:p>
      <text:p text:style-name="Standard"/>
      <text:p text:style-name="Standard"><text:s text:c="4"/>cs_msg = messaging.new_message('controlsState')</text:p>
      <text:p text:style-name="Standard"><text:s text:c="4"/>cs_msg.valid = True</text:p>
      <text:p text:style-name="Standard"><text:s text:c="4"/>controlsState = cs_msg.controlsState</text:p>
      <text:p text:style-name="Standard"><text:s text:c="4"/>controlsState.lateralControlState.init('debugState')</text:p>
      <text:p text:style-name="Standard"><text:s text:c="4"/>pm.send('controlsState', cs_msg)</text:p>
      <text:p text:style-name="Standard"/>
      <text:p text:style-name="Standard"><text:s text:c="4"/>rk.keep_time()</text:p>
      <text:p text:style-name="Standard"/>
      <text:p text:style-name="Standard"/>
      <text:p text:style-name="Standard">def main():</text:p>
      <text:p text:style-name="Standard"><text:s text:c="2"/>joystickd_thread()</text:p>
      <text:p text:style-name="Standard"/>
      <text:p text:style-name="Standard"/>
      <text:p text:style-name="Standard">if __name__ == "__main__":</text:p>
      <text:p text:style-name="Standard"><text:s text:c="2"/>main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2:22:33.719705085</meta:creation-date>
    <dc:date>2025-03-24T12:23:30.062095680</dc:date>
    <meta:editing-duration>PT56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54" meta:word-count="226" meta:character-count="2642" meta:non-whitespace-character-count="2310"/>
  </office:meta>
</office:document-meta>
</file>